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2b110" officeooo:paragraph-rsid="0012b110" style:font-weight-asian="bold" style:font-weight-complex="bold"/>
    </style:style>
    <style:style style:name="P2" style:family="paragraph" style:parent-style-name="Standard">
      <style:text-properties style:font-name="Arial" officeooo:rsid="0012b110" officeooo:paragraph-rsid="0012b110"/>
    </style:style>
    <style:style style:name="P3" style:family="paragraph" style:parent-style-name="Standard">
      <style:text-properties style:font-name="Arial" officeooo:rsid="0012b110" officeooo:paragraph-rsid="0014a3c0"/>
    </style:style>
    <style:style style:name="P4" style:family="paragraph" style:parent-style-name="Standard">
      <style:text-properties style:font-name="Arial" officeooo:rsid="0014a3c0" officeooo:paragraph-rsid="0014a3c0"/>
    </style:style>
    <style:style style:name="T1" style:family="text">
      <style:text-properties officeooo:rsid="00144c8c"/>
    </style:style>
    <style:style style:name="T2" style:family="text">
      <style:text-properties officeooo:rsid="0014a3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O</text:p>
      <text:p text:style-name="P2"/>
      <text:p text:style-name="P3">Pdo pode ser usado em mysql, postgresql, etc. </text:p>
      <text:p text:style-name="P3"><text:span text:style-name="T1">- facilita a imigração de banco de dados</text:span></text:p>
      <text:p text:style-name="P3">- <text:span text:style-name="T2">Segurança contra sql injection</text:span></text:p>
      <text:p text:style-name="P4">- Melhor suporte para P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3:42:09.711396922</meta:creation-date>
    <dc:date>2018-07-02T13:59:49.565017844</dc:date>
    <meta:editing-duration>PT7M32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5" meta:word-count="27" meta:character-count="146" meta:non-whitespace-character-count="123"/>
  </office:meta>
</office:document-meta>
</file>